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text:tab/>29</text:p>
          <text:p text:style-name="P9">6.6 Testitapaus 6 ()<text:tab/>29</text:p>
          <text:p text:style-name="P8">7. Yhteenveto<text:tab/>30</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VIRHE, hyväksyy</text:p>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VIRHE, hyväksyy</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Table_20_Heading"><text:span text:style-name="T5">OK, No more keyboard data stored on application.</text:spa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7T16:01:08</dc:date>
    <dc:language>en-US</dc:language>
    <meta:editing-cycles>77</meta:editing-cycles>
    <meta:editing-duration>PT16H47M36S</meta:editing-duration>
    <meta:user-defined meta:name="Info 1"/>
    <meta:user-defined meta:name="Info 2"/>
    <meta:user-defined meta:name="Info 3"/>
    <meta:user-defined meta:name="Info 4"/>
    <meta:document-statistic meta:table-count="54" meta:image-count="0" meta:object-count="0" meta:page-count="34" meta:paragraph-count="1052" meta:word-count="3410" meta:character-count="25050"/>
  </office:meta>
</office:document-meta>
</file>